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355cm" draw:marker-end="Rounded_20_short_20_Arrow" draw:marker-end-width="0.457cm" draw:fill="none" draw:fill-color="#66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-color="#cc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1.651cm" svg:x="2.524cm" svg:y="2.905cm">
          <text:p text:style-name="P1">c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635cm" svg:height="0.635cm" svg:x="2.143cm" svg:y="3.921cm">
          <text:p text:style-name="P2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635cm" svg:height="0.635cm" svg:x="5.191cm" svg:y="3.92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5.191cm" svg:y="3.03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21cm" svg:height="1.651cm" svg:x="7.604cm" svg:y="2.905cm">
          <text:p text:style-name="P1">gre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0.635cm" svg:height="0.635cm" svg:x="7.223cm" svg:y="3.921cm">
          <text:p text:style-name="P2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635cm" svg:height="0.635cm" svg:x="10.271cm" svg:y="3.92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0.271cm" svg:y="3.03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21cm" svg:height="1.651cm" svg:x="12.684cm" svg:y="2.905cm">
          <text:p text:style-name="P1">w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0.635cm" svg:height="0.635cm" svg:x="12.303cm" svg:y="3.921cm">
          <text:p text:style-name="P2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5.351cm" svg:y="3.92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5.351cm" svg:y="3.03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826cm" svg:y1="4.239cm" svg:x2="7.223cm" svg:y2="4.239cm" draw:start-shape="id1" draw:start-glue-point="10" draw:end-shape="id2" draw:end-glue-point="6" svg:d="m5826 4239h1397" svg:viewBox="0 0 1398 1">
          <text:p/>
        </draw:connector>
        <draw:connector draw:style-name="gr3" draw:text-style-name="P1" draw:layer="layout" svg:x1="5.827cm" svg:y1="4.239cm" svg:x2="7.224cm" svg:y2="4.239cm" svg:d="m5827 4239h1397" svg:viewBox="0 0 1398 1">
          <text:p/>
        </draw:connector>
        <draw:connector draw:style-name="gr3" draw:text-style-name="P1" draw:layer="layout" svg:x1="10.906cm" svg:y1="4.239cm" svg:x2="12.303cm" svg:y2="4.239cm" draw:start-shape="id3" draw:start-glue-point="10" draw:end-shape="id4" draw:end-glue-point="6" svg:d="m10906 4239h1397" svg:viewBox="0 0 1398 1">
          <text:p/>
        </draw:connector>
        <draw:g>
          <draw:custom-shape draw:style-name="gr1" draw:text-style-name="P1" draw:layer="layout" svg:width="2.921cm" svg:height="1.651cm" svg:x="2.397cm" svg:y="7.858cm">
            <text:p text:style-name="P1">fin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635cm" svg:height="0.635cm" svg:x="2.016cm" svg:y="8.874cm">
            <text:p text:style-name="P2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" draw:id="id5" draw:layer="layout" svg:width="0.635cm" svg:height="0.635cm" svg:x="5.064cm" svg:y="8.874cm">
            <text:p text:style-name="P2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7" draw:id="id7" draw:layer="layout" svg:width="0.635cm" svg:height="0.635cm" svg:x="5.064cm" svg:y="7.985cm">
            <text:p text:style-name="P2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2.921cm" svg:height="1.651cm" svg:x="7.858cm" svg:y="6.461cm">
            <text:p text:style-name="P1">wc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8" draw:id="id8" draw:layer="layout" svg:width="0.635cm" svg:height="0.635cm" svg:x="7.477cm" svg:y="7.477cm">
            <text:p text:style-name="P2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635cm" svg:height="0.635cm" svg:x="10.525cm" svg:y="7.477cm">
            <text:p text:style-name="P2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635cm" svg:height="0.635cm" svg:x="10.525cm" svg:y="6.588cm">
            <text:p text:style-name="P2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2.921cm" svg:height="1.651cm" svg:x="7.858cm" svg:y="9.382cm">
            <text:p text:style-name="P1">grep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6" draw:id="id6" draw:layer="layout" svg:width="0.635cm" svg:height="0.635cm" svg:x="7.477cm" svg:y="10.398cm">
            <text:p text:style-name="P2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635cm" svg:height="0.635cm" svg:x="10.525cm" svg:y="10.398cm">
            <text:p text:style-name="P2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635cm" svg:height="0.635cm" svg:x="10.525cm" svg:y="9.509cm">
            <text:p text:style-name="P2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" draw:text-style-name="P1" draw:layer="layout" svg:x1="5.699cm" svg:y1="9.192cm" svg:x2="7.477cm" svg:y2="10.716cm" draw:start-shape="id5" draw:start-glue-point="10" draw:end-shape="id6" draw:end-glue-point="6" svg:d="m5699 9192h889v1524h889" svg:viewBox="0 0 1779 1525">
          <text:p/>
        </draw:connector>
        <draw:connector draw:style-name="gr3" draw:text-style-name="P1" draw:layer="layout" svg:x1="5.699cm" svg:y1="8.303cm" svg:x2="7.477cm" svg:y2="7.795cm" draw:start-shape="id7" draw:start-glue-point="10" draw:end-shape="id8" draw:end-glue-point="6" svg:d="m5699 8303h889v-508h889" svg:viewBox="0 0 1779 509">
          <text:p/>
        </draw:connector>
        <draw:custom-shape draw:style-name="gr4" draw:text-style-name="P1" draw:layer="layout" svg:width="2.921cm" svg:height="1.651cm" svg:x="2.778cm" svg:y="12.462cm">
          <text:p text:style-name="P1">cmd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0.635cm" svg:height="0.635cm" svg:x="2.397cm" svg:y="13.478cm">
          <text:p text:style-name="P2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635cm" svg:height="0.635cm" svg:x="5.445cm" svg:y="13.478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5.445cm" svg:y="12.589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921cm" svg:height="1.651cm" svg:x="7.731cm" svg:y="12.462cm">
          <text:p text:style-name="P1">cmd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0.635cm" svg:height="0.635cm" svg:x="7.35cm" svg:y="13.478cm">
          <text:p text:style-name="P2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635cm" svg:height="0.635cm" svg:x="10.398cm" svg:y="13.478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0.398cm" svg:y="12.589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08cm" svg:y1="13.796cm" svg:x2="7.35cm" svg:y2="13.796cm" draw:start-shape="id9" draw:start-glue-point="10" draw:end-shape="id10" draw:end-glue-point="6" svg:d="m6080 13796h1270" svg:viewBox="0 0 1271 1">
          <text:p/>
        </draw:connector>
        <draw:connector draw:style-name="gr3" draw:text-style-name="P1" draw:layer="layout" draw:line-skew="0cm 1.645cm -0.26cm" svg:x1="11.033cm" svg:y1="13.796cm" svg:x2="2.397cm" svg:y2="13.796cm" draw:start-shape="id11" draw:start-glue-point="10" draw:end-shape="id12" draw:end-glue-point="6" svg:d="m11033 13796h501v825h-9899v-825h762" svg:viewBox="0 0 9900 826">
          <text:p/>
        </draw:connector>
        <draw:custom-shape draw:style-name="gr4" draw:text-style-name="P1" draw:layer="layout" svg:width="2.921cm" svg:height="1.651cm" svg:x="2.016cm" svg:y="15.986cm">
          <text:p text:style-name="P1">cmd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921cm" svg:height="1.651cm" svg:x="12.557cm" svg:y="21.066cm">
          <text:p text:style-name="P1">cmd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921cm" svg:height="1.651cm" svg:x="8.112cm" svg:y="21.066cm">
          <text:p text:style-name="P1">cmd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921cm" svg:height="1.651cm" svg:x="2.016cm" svg:y="21.066cm">
          <text:p text:style-name="P1">cmd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921cm" svg:height="1.651cm" svg:x="7.985cm" svg:y="15.986cm">
          <text:p text:style-name="P1">cmd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0" draw:id="id20" draw:layer="layout" svg:width="0.635cm" svg:height="0.635cm" svg:x="2.397cm" svg:y="17.383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0.635cm" svg:height="0.635cm" svg:x="3.667cm" svg:y="17.383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0.635cm" svg:height="0.635cm" svg:x="4.583cm" svg:y="16.494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0.635cm" svg:height="0.635cm" svg:x="7.704cm" svg:y="16.494cm">
          <text:p text:style-name="P2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0.635cm" svg:height="0.635cm" svg:x="2.397cm" svg:y="20.685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0.399cm" svg:y="12.59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0.635cm" svg:height="0.635cm" svg:x="7.731cm" svg:y="21.574cm">
          <text:p text:style-name="P2"><text:span text:style-name="T1">3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2" draw:id="id22" draw:layer="layout" svg:width="0.635cm" svg:height="0.635cm" svg:x="4.683cm" svg:y="21.574cm">
          <text:p text:style-name="P2"><text:span text:style-name="T1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1" draw:layer="layout" svg:width="2.921cm" svg:height="1.651cm" svg:x="5.037cm" svg:y="18.553cm">
            <text:p text:style-name="P1">cmd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14" draw:id="id14" draw:layer="layout" svg:width="0.635cm" svg:height="0.635cm" svg:x="4.756cm" svg:y="19.061cm">
            <text:p text:style-name="P2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3" draw:id="id23" draw:layer="layout" svg:width="0.635cm" svg:height="0.635cm" svg:x="7.604cm" svg:y="19.061cm">
            <text:p text:style-name="P2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2" xml:id="id17" draw:id="id17" draw:layer="layout" svg:width="0.635cm" svg:height="0.635cm" svg:x="10.017cm" svg:y="17.283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0.635cm" svg:height="0.635cm" svg:x="10.017cm" svg:y="20.685cm">
          <text:p text:style-name="P2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0.635cm" svg:height="0.635cm" svg:x="10.779cm" svg:y="21.574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6" draw:id="id26" draw:layer="layout" svg:width="0.635cm" svg:height="0.635cm" svg:x="12.149cm" svg:y="21.574cm">
          <text:p text:style-name="P2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0.635cm" svg:height="0.635cm" svg:x="10.552cm" svg:y="16.494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0.635cm" svg:height="0.635cm" svg:x="13.954cm" svg:y="20.685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4" draw:id="id24" draw:layer="layout" svg:width="0.635cm" svg:height="0.635cm" svg:x="8.493cm" svg:y="20.685cm">
          <text:p text:style-name="P2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985cm" svg:y1="18.018cm" svg:x2="4.756cm" svg:y2="19.379cm" draw:start-shape="id13" draw:start-glue-point="8" draw:end-shape="id14" draw:end-glue-point="6" svg:d="m3985 18018v1361h771" svg:viewBox="0 0 772 1362">
          <text:p/>
        </draw:connector>
        <draw:connector draw:style-name="gr3" draw:text-style-name="P1" draw:layer="layout" svg:x1="5.218cm" svg:y1="16.812cm" svg:x2="7.704cm" svg:y2="16.812cm" draw:start-shape="id15" draw:start-glue-point="10" draw:end-shape="id16" draw:end-glue-point="6" svg:d="m5218 16812h2486" svg:viewBox="0 0 2487 1">
          <text:p/>
        </draw:connector>
        <draw:connector draw:style-name="gr3" draw:text-style-name="P1" draw:layer="layout" svg:x1="10.335cm" svg:y1="17.918cm" svg:x2="10.335cm" svg:y2="20.685cm" draw:start-shape="id17" draw:start-glue-point="8" draw:end-shape="id18" draw:end-glue-point="4" svg:d="m10335 17918v2767" svg:viewBox="0 0 1 2768">
          <text:p/>
        </draw:connector>
        <draw:connector draw:style-name="gr3" draw:text-style-name="P1" draw:layer="layout" svg:x1="2.715cm" svg:y1="20.685cm" svg:x2="2.715cm" svg:y2="18.018cm" draw:start-shape="id19" draw:start-glue-point="4" draw:end-shape="id20" draw:end-glue-point="8" svg:d="m2715 20685v-2667" svg:viewBox="0 0 1 2668">
          <text:p/>
        </draw:connector>
        <draw:connector draw:style-name="gr3" draw:text-style-name="P1" draw:layer="layout" svg:x1="7.731cm" svg:y1="21.892cm" svg:x2="5.318cm" svg:y2="21.892cm" draw:start-shape="id21" draw:start-glue-point="6" draw:end-shape="id22" draw:end-glue-point="10" svg:d="m7731 21892h-2413" svg:viewBox="0 0 2414 1">
          <text:p/>
        </draw:connector>
        <draw:connector draw:style-name="gr3" draw:text-style-name="P1" draw:layer="layout" svg:x1="8.239cm" svg:y1="19.379cm" svg:x2="8.811cm" svg:y2="20.685cm" draw:start-shape="id23" draw:start-glue-point="10" draw:end-shape="id24" draw:end-glue-point="4" svg:d="m8239 19379h572v1306" svg:viewBox="0 0 573 1307">
          <text:p/>
        </draw:connector>
        <draw:connector draw:style-name="gr3" draw:text-style-name="P1" draw:layer="layout" svg:x1="11.414cm" svg:y1="21.892cm" svg:x2="12.149cm" svg:y2="21.892cm" draw:start-shape="id25" draw:start-glue-point="10" draw:end-shape="id26" draw:end-glue-point="6" svg:d="m11414 21892h735" svg:viewBox="0 0 736 1">
          <text:p/>
        </draw:connector>
        <draw:connector draw:style-name="gr3" draw:text-style-name="P1" draw:layer="layout" svg:x1="14.272cm" svg:y1="20.685cm" svg:x2="11.187cm" svg:y2="16.812cm" draw:start-shape="id27" draw:start-glue-point="4" draw:end-shape="id28" draw:end-glue-point="10" svg:d="m14272 20685v-3873h-3085" svg:viewBox="0 0 3086 38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Florath</meta:initial-creator>
    <meta:creation-date>2014-04-05T07:12:07.520454730</meta:creation-date>
    <dc:date>2014-04-05T09:03:27.609119793</dc:date>
    <dc:creator>Andreas Florath</dc:creator>
    <meta:editing-duration>PT1H36M8S</meta:editing-duration>
    <meta:editing-cycles>7</meta:editing-cycles>
    <meta:generator>LibreOffice/4.1.5.3$Linux_X86_64 LibreOffice_project/410m0$Build-3</meta:generator>
    <meta:document-statistic meta:object-count="74"/>
  </office:meta>
</office:document-meta>
</file>